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VILCAHUAMAN, RICHARD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00075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04672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VILCAHUAMAN, RICHARD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00075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04672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100075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1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156629</text:p>
          </table:table-cell>
          <table:table-cell table:style-name="Tabla2.D3" office:value-type="string">
            <text:p text:style-name="P23">1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42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